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style:style style:name="ce1" style:family="table-cell" style:parent-style-name="Default" style:data-style-name="N3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>
            <text:p>I forgot to measure time in the beginning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>
            <text:p>Date</text:p>
          </table:table-cell>
          <table:table-cell office:value-type="string">
            <text:p>Task</text:p>
          </table:table-cell>
          <table:table-cell office:value-type="string">
            <text:p>Time taken (in hours)</text:p>
          </table:table-cell>
          <table:table-cell/>
          <table:table-cell office:value-type="string">
            <text:p>Total time (h)</text:p>
          </table:table-cell>
        </table:table-row>
        <table:table-row table:style-name="ro1">
          <table:table-cell/>
          <table:table-cell table:style-name="Default" office:value-type="string">
            <text:p>Before 21.10.</text:p>
          </table:table-cell>
          <table:table-cell office:value-type="string">
            <text:p>Planning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1">
            <text:p>21.Okt</text:p>
          </table:table-cell>
          <table:table-cell office:value-type="string">
            <text:p>PHP Page Builder and HTML partials</text:p>
          </table:table-cell>
          <table:table-cell office:value-type="float" office:value="6">
            <text:p>6</text:p>
          </table:table-cell>
          <table:table-cell/>
          <table:table-cell table:formula="of:=SUM([.D7:.D50])" office:value-type="float" office:value="36">
            <text:p>36</text:p>
          </table:table-cell>
        </table:table-row>
        <table:table-row table:style-name="ro1">
          <table:table-cell/>
          <table:table-cell office:value-type="date" office:date-value="2015-10-22">
            <text:p>22.Okt</text:p>
          </table:table-cell>
          <table:table-cell office:value-type="string">
            <text:p>PHP Page Builder and HTML partial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3">
            <text:p>23.Okt</text:p>
          </table:table-cell>
          <table:table-cell office:value-type="string">
            <text:p>PHP Page Builder and HTML partials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6">
            <text:p>26.Okt</text:p>
          </table:table-cell>
          <table:table-cell office:value-type="string">
            <text:p>Some tests, nothing major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8">
            <text:p>28.Okt</text:p>
          </table:table-cell>
          <table:table-cell office:value-type="string">
            <text:p>Looking into sending email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9">
            <text:p>29.Okt</text:p>
          </table:table-cell>
          <table:table-cell office:value-type="string">
            <text:p>Debugging, TCPDF, Plannin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30">
            <text:p>30.Okt</text:p>
          </table:table-cell>
          <table:table-cell office:value-type="string">
            <text:p>PDF export implementation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31">
            <text:p>31.Okt</text:p>
          </table:table-cell>
          <table:table-cell office:value-type="string">
            <text:p>PDF export implementation finish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1-01">
            <text:p>01.Nov</text:p>
          </table:table-cell>
          <table:table-cell office:value-type="string">
            <text:p>Error fixing, testing, adding transaction features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number-rows-repeated="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1.11.2015</text:date>, <text:time>18:5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9M23S</meta:editing-duration>
    <meta:editing-cycles>5</meta:editing-cycles>
    <meta:generator>OpenOffice/4.1.1$Win32 OpenOffice.org_project/411m6$Build-9775</meta:generator>
    <dc:date>2015-11-01T18:54:19.50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